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46cm" fo:min-width="3.797cm" style:writing-mode="lr-tb"/>
      <style:paragraph-properties style:writing-mode="lr-tb"/>
    </style:style>
    <style:style style:name="gr2" style:family="graphic" style:parent-style-name="objectwithoutfill">
      <style:graphic-properties draw:marker-end="Arrowheads_20_4" draw:marker-end-width="0.3cm" draw:fill="none" draw:textarea-vertical-align="middle"/>
    </style:style>
    <style:style style:name="gr3" style:family="graphic" style:parent-style-name="standard" style:list-style-name="L1">
      <style:graphic-properties draw:textarea-horizontal-align="justify" draw:textarea-vertical-align="middle" draw:auto-grow-height="false" fo:min-height="1.338cm" fo:min-width="4.58cm" style:writing-mode="lr-tb"/>
      <style:paragraph-properties style:writing-mode="lr-tb"/>
    </style:style>
    <style:style style:name="gr4" style:family="graphic" style:parent-style-name="standard" style:list-style-name="L1">
      <style:graphic-properties draw:textarea-horizontal-align="justify" draw:textarea-vertical-align="middle" draw:auto-grow-height="false" fo:min-height="1.02cm" fo:min-width="4.58cm" style:writing-mode="lr-tb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1cm" fo:min-width="1.406cm" style:writing-mode="lr-tb"/>
      <style:paragraph-properties style:writing-mode="lr-tb"/>
    </style:style>
    <style:style style:name="gr6" style:family="graphic" style:parent-style-name="objectwithoutfill">
      <style:graphic-properties draw:marker-end="Arrowheads_20_19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end="Arrowheads_20_22" draw:marker-end-width="0.3cm" draw:fill="none" draw:textarea-vertical-align="middle"/>
      <style:paragraph-properties style:writing-mode="lr-tb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0.646cm" fo:min-width="3.797cm" style:writing-mode="lr-tb"/>
      <style:paragraph-properties style:writing-mode="lr-tb"/>
    </style:style>
    <style:style style:name="gr9" style:family="graphic" style:parent-style-name="objectwithoutfill">
      <style:graphic-properties draw:marker-end="Arrowheads_20_23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draw:marker-end="Arrowheads_20_24" draw:marker-end-width="0.3cm" draw:fill="none" draw:textarea-vertical-align="middle"/>
      <style:paragraph-properties style:writing-mode="lr-tb"/>
    </style:style>
    <style:style style:name="gr11" style:family="graphic" style:parent-style-name="objectwithoutfill">
      <style:graphic-properties draw:marker-end="Arrowheads_20_25" draw:marker-end-width="0.3cm" draw:fill="none" draw:textarea-vertical-align="middle"/>
    </style:style>
    <style:style style:name="gr12" style:family="graphic" style:parent-style-name="objectwithoutfill">
      <style:graphic-properties draw:marker-end="Arrowheads_20_26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763cm" svg:height="1.27cm" svg:x="7.668cm" svg:y="1.002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7" draw:id="id7" draw:layer="layout" svg:width="4.763cm" svg:height="1.27cm" svg:x="15.237cm" svg:y="14.336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svg:x1="10.049cm" svg:y1="2.272cm" svg:x2="10.844cm" svg:y2="4.206cm" draw:start-shape="id1" draw:end-shape="id2" draw:end-glue-point="5" svg:d="M10049 2272v1934h795" svg:viewBox="0 0 796 1935">
          <text:p/>
        </draw:connector>
        <draw:custom-shape draw:style-name="gr3" draw:text-style-name="P4" xml:id="id5" draw:id="id5" draw:layer="layout" svg:width="5.08cm" svg:height="1.588cm" svg:x="2.587cm" svg:y="7.351cm">
          <text:p text:style-name="P4"><text:span text:style-name="T1">Clear screen using</text:span></text:p>
          <text:p text:style-name="P4"><text:span text:style-name="T1">Windows cmd.ex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xml:id="id6" draw:id="id6" draw:layer="layout" svg:width="5.08cm" svg:height="1.27cm" svg:x="4.492cm" svg:y="12.113cm">
          <text:p text:style-name="P4"><text:span text:style-name="T1">Clear screen using</text:span></text:p>
          <text:p text:style-name="P4"><text:span text:style-name="T1">ANSI escape cod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xml:id="id2" draw:id="id2" draw:layer="layout" svg:width="3.81cm" svg:height="3.118cm" svg:x="10.844cm" svg:y="2.647cm">
          <text:p text:style-name="P1">Try To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draw:layer="layout" svg:x1="12.749cm" svg:y1="5.765cm" svg:x2="15.922cm" svg:y2="8.938cm" draw:start-shape="id2" draw:start-glue-point="6" draw:end-shape="id3" draw:end-glue-point="4" svg:d="M12749 5765v1587h3173v1586" svg:viewBox="0 0 3174 3174">
          <text:p text:style-name="P1">On</text:p>
          <text:p text:style-name="P1">Success</text:p>
        </draw:connector>
        <draw:connector draw:style-name="gr7" draw:text-style-name="P3" draw:layer="layout" svg:x1="12.749cm" svg:y1="5.765cm" svg:x2="17.621cm" svg:y2="3.86cm" draw:start-shape="id2" draw:start-glue-point="6" draw:end-shape="id4" draw:end-glue-point="6" svg:d="M12749 5765v501h4872v-2406" svg:viewBox="0 0 4873 2407">
          <text:p text:style-name="P1"/>
          <text:p text:style-name="P1">On</text:p>
          <text:p text:style-name="P1">EXCEPTION</text:p>
        </draw:connector>
        <draw:custom-shape draw:style-name="gr8" draw:text-style-name="P4" xml:id="id4" draw:id="id4" draw:layer="layout" svg:width="4.763cm" svg:height="1.27cm" svg:x="15.239cm" svg:y="2.59cm">
          <text:p text:style-name="P4"><text:span text:style-name="T1">Print ERROR “&lt;stacktrace&gt;”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2" xml:id="id3" draw:id="id3" draw:layer="layout" svg:width="3.81cm" svg:height="3.118cm" svg:x="14.017cm" svg:y="8.938cm">
          <text:p text:style-name="P1">OS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3" draw:layer="layout" svg:x1="14.017cm" svg:y1="10.497cm" svg:x2="2.587cm" svg:y2="8.145cm" draw:start-shape="id3" draw:start-glue-point="5" draw:end-shape="id5" draw:end-glue-point="5" svg:d="M14017 10497h-11931v-2352h501" svg:viewBox="0 0 11932 2353">
          <text:p text:style-name="P1"/>
          <text:p text:style-name="P1"/>
          <text:p text:style-name="P1">On is Windows</text:p>
        </draw:connector>
        <draw:connector draw:style-name="gr10" draw:text-style-name="P3" draw:layer="layout" svg:x1="14.017cm" svg:y1="10.497cm" svg:x2="4.492cm" svg:y2="12.748cm" draw:start-shape="id3" draw:start-glue-point="5" draw:end-shape="id6" draw:end-glue-point="5" svg:d="M14017 10497h-10026v2251h501" svg:viewBox="0 0 10027 2252">
          <text:p text:style-name="P1">On is not Windows</text:p>
        </draw:connector>
        <draw:connector draw:style-name="gr11" draw:text-style-name="P3" draw:layer="layout" svg:x1="7.667cm" svg:y1="8.145cm" svg:x2="15.237cm" svg:y2="14.971cm" draw:start-shape="id5" draw:start-glue-point="7" draw:end-shape="id7" draw:end-glue-point="5" svg:d="M7667 8145h3785v6826h3785" svg:viewBox="0 0 7571 6827">
          <text:p/>
        </draw:connector>
        <draw:connector draw:style-name="gr12" draw:text-style-name="P3" draw:layer="layout" svg:x1="9.572cm" svg:y1="12.748cm" svg:x2="15.237cm" svg:y2="14.971cm" draw:start-shape="id6" draw:start-glue-point="7" draw:end-shape="id7" draw:end-glue-point="5" svg:d="M9572 12748h2833v2223h2832" svg:viewBox="0 0 5666 222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9" draw:display-name="Arrowheads 19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opold Meinel</meta:initial-creator>
    <meta:creation-date>2023-09-20T18:17:40.160721466</meta:creation-date>
    <meta:generator>LibreOffice/7.5.6.2$Linux_X86_64 LibreOffice_project/50$Build-2</meta:generator>
    <dc:date>2023-09-20T21:31:17.041976653</dc:date>
    <dc:creator>Leopold Meinel</dc:creator>
    <meta:editing-duration>PT49M27S</meta:editing-duration>
    <meta:editing-cycles>8</meta:editing-cycles>
    <meta:document-statistic meta:object-count="14"/>
  </office:meta>
</office:document-meta>
</file>